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5.10645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naam</text:p>
          </table:table-cell>
          <table:table-cell office:value-type="string" table:style-name="ce2">
            <text:p>inkomsten</text:p>
          </table:table-cell>
          <table:table-cell office:value-type="string" table:style-name="ce2">
            <text:p>naam2</text:p>
          </table:table-cell>
          <table:table-cell office:value-type="string" table:style-name="ce2">
            <text:p>uitgave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erk</text:p>
          </table:table-cell>
          <table:table-cell office:value-type="float" office:value="305.85000000000002" table:style-name="ce3">
            <text:p>305.85</text:p>
          </table:table-cell>
          <table:table-cell office:value-type="string" table:style-name="ce3">
            <text:p>zorgverzekering</text:p>
          </table:table-cell>
          <table:table-cell office:value-type="float" office:value="113.4" table:style-name="ce3">
            <text:p>113.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lastingdienst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boodschappen</text:p>
          </table:table-cell>
          <table:table-cell office:value-type="float" office:value="27.92" table:style-name="ce3">
            <text:p>27.92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office:value-type="string" table:style-name="ce3">
            <text:p>spotify</text:p>
          </table:table-cell>
          <table:table-cell office:value-type="float" office:value="9.99" table:style-name="ce3">
            <text:p>9.99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office:value-type="string" table:style-name="ce3">
            <text:p>benzine</text:p>
          </table:table-cell>
          <table:table-cell office:value-type="float" office:value="42" table:style-name="ce3">
            <text:p>42</text:p>
          </table:table-cell>
          <table:table-cell table:number-columns-repeated="16380"/>
        </table:table-row>
        <table:table-row table:number-rows-repeated="2"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table:style-name="ce4"/>
          <table:table-cell table:style-name="ce3"/>
          <table:table-cell table:number-columns-repeated="2" table:style-name="ce4"/>
          <table:table-cell table:number-columns-repeated="16380"/>
        </table:table-row>
        <table:table-row table:style-name="ro1">
          <table:table-cell office:value-type="string" table:style-name="ce5">
            <text:p>totaal</text:p>
          </table:table-cell>
          <table:table-cell office:value-type="float" office:value="403.85" table:formula="of:=SUM([.B2:.B8])" table:style-name="ce6">
            <text:p>403.85</text:p>
          </table:table-cell>
          <table:table-cell table:style-name="ce7"/>
          <table:table-cell office:value-type="float" office:value="193.31" table:formula="of:=SUM([.D2:.D8])" table:style-name="ce6">
            <text:p>193.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ld over voor sparen/hobbies</text:p>
          </table:table-cell>
          <table:table-cell office:value-type="float" office:value="210.54000000000002" table:formula="of:=SUM([.B9]-[.D9])" table:style-name="ce1">
            <text:p>210.5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k doe meerendeels zelf al mijn boodschappen dus ik zit altijd wel goed</text:p>
          </table:table-cell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  <table:database-ranges>
        <table:database-range table:target-range-address="Blad1.A1:Blad1.C5" table:name="Tabel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nordin top</meta:initial-creator>
    <dc:creator>nordin top</dc:creator>
    <meta:creation-date>2021-04-13T09:39:38Z</meta:creation-date>
    <dc:date>2021-04-13T09:50:54Z</dc:date>
  </office:meta>
</office:document-meta>
</file>